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V/A/m</text:p>
          </table:table-cell>
          <table:table-cell office:value-type="string">
            <text:p>mV/A/m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dV tot</text:p>
          </table:table-cell>
          <table:table-cell office:value-type="string">
            <text:p>dV 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Rtot</text:p>
          </table:table-cell>
          <table:table-cell office:value-type="string">
            <text:p>R/m</text:p>
          </table:table-cell>
          <table:table-cell office:value-type="string">
            <text:p>R/km</text:p>
          </table:table-cell>
          <table:table-cell office:value-type="string">
            <text:p>Cu</text:p>
          </table:table-cell>
          <table:table-cell office:value-type="string">
            <text:p>diameter [m2]</text:p>
          </table:table-cell>
          <table:table-cell office:value-type="string">
            <text:p>diameter[mm2]</text:p>
          </table:table-cell>
          <table:table-cell office:value-type="string">
            <text:p>mv/A/m</text:p>
          </table:table-cell>
          <table:table-cell office:value-type="string">
            <text:p>power loss [W]</text:p>
          </table:table-cell>
          <table:table-cell office:value-type="string">
            <text:p>[W/m]</text:p>
          </table:table-cell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6]/2"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table:formula="of:=[.C6]/[.E6]" office:value-type="float" office:value="0.00181818181818182">
            <text:p>0.0018181818</text:p>
          </table:table-cell>
          <table:table-cell table:formula="of:=[.F6]/[.D6]" office:value-type="float" office:value="0.000606060606060606">
            <text:p>0.0006060606</text:p>
          </table:table-cell>
          <table:table-cell table:formula="of:=[.G6]*1000" office:value-type="float" office:value="0.606060606060606">
            <text:p>0.6060606061</text:p>
          </table:table-cell>
          <table:table-cell table:style-name="ce1" office:value-type="float" office:value="0.0000000168">
            <text:p>1.68E-008</text:p>
          </table:table-cell>
          <table:table-cell table:formula="of:=[.I6]/[.G6]" office:value-type="float" office:value="0.00002772">
            <text:p>0.00002772</text:p>
          </table:table-cell>
          <table:table-cell table:formula="of:=[.J6]*1000000" office:value-type="float" office:value="27.72">
            <text:p>27.72</text:p>
          </table:table-cell>
          <table:table-cell/>
          <table:table-cell table:formula="of:=[.B6]*[.E6]" office:value-type="float" office:value="44">
            <text:p>44</text:p>
          </table:table-cell>
          <table:table-cell table:formula="of:=[.M6]/[.D6]" office:value-type="float" office:value="14.6666666666667">
            <text:p>14.6666666667</text:p>
          </table:table-cell>
        </table:table-row>
        <table:table-row table:style-name="ro1">
          <table:table-cell office:value-type="string">
            <text:p>3V</text:p>
          </table:table-cell>
          <table:table-cell office:value-type="float" office:value="0.4">
            <text:p>0.4</text:p>
          </table:table-cell>
          <table:table-cell table:formula="of:=[.B7]/2"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formula="of:=[.C7]/[.E7]" office:value-type="float" office:value="0.005">
            <text:p>0.005</text:p>
          </table:table-cell>
          <table:table-cell table:formula="of:=[.F7]/[.D7]" office:value-type="float" office:value="0.00166666666666667">
            <text:p>0.0016666667</text:p>
          </table:table-cell>
          <table:table-cell table:formula="of:=[.G7]*100" office:value-type="float" office:value="0.166666666666667">
            <text:p>0.1666666667</text:p>
          </table:table-cell>
          <table:table-cell table:style-name="ce1" office:value-type="float" office:value="0.0000000168">
            <text:p>1.68E-008</text:p>
          </table:table-cell>
          <table:table-cell table:formula="of:=[.I7]/[.G7]" office:value-type="float" office:value="0.00001008">
            <text:p>0.00001008</text:p>
          </table:table-cell>
          <table:table-cell table:formula="of:=[.J7]*1000000" office:value-type="float" office:value="10.08">
            <text:p>10.0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9]/2"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formula="of:=[.C9]/[.E9]" office:value-type="float" office:value="0.00181818181818182">
            <text:p>0.0018181818</text:p>
          </table:table-cell>
          <table:table-cell table:formula="of:=[.F9]/[.D9]" office:value-type="float" office:value="0.000454545454545455">
            <text:p>0.0004545455</text:p>
          </table:table-cell>
          <table:table-cell table:formula="of:=[.G9]*1000" office:value-type="float" office:value="0.454545454545455">
            <text:p>0.4545454545</text:p>
          </table:table-cell>
          <table:table-cell table:style-name="ce1" office:value-type="float" office:value="0.0000000168">
            <text:p>1.68E-008</text:p>
          </table:table-cell>
          <table:table-cell table:formula="of:=[.I9]/[.G9]" office:value-type="float" office:value="0.00003696">
            <text:p>0.00003696</text:p>
          </table:table-cell>
          <table:table-cell table:formula="of:=[.J9]*1000000" office:value-type="float" office:value="36.96">
            <text:p>36.96</text:p>
          </table:table-cell>
          <table:table-cell/>
          <table:table-cell table:formula="of:=[.B9]*[.E9]" office:value-type="float" office:value="44">
            <text:p>44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SOLID</text:p>
          </table:table-cell>
          <table:table-cell table:number-columns-repeated="7"/>
        </table:table-row>
        <table:table-row table:style-name="ro1">
          <table:table-cell office:value-type="string">
            <text:p>price </text:p>
          </table:table-cell>
          <table:table-cell office:value-type="string">
            <text:p>rough indicatio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l [m]</text:p>
          </table:table-cell>
          <table:table-cell office:value-type="string">
            <text:p>dia mm2</text:p>
          </table:table-cell>
          <table:table-cell office:value-type="string">
            <text:p>price/m</text:p>
          </table:table-cell>
          <table:table-cell table:number-columns-repeated="10"/>
        </table:table-row>
        <table:table-row table:style-name="ro1">
          <table:table-cell office:value-type="string">
            <text:p>5V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D20]*[.B2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D21]*[.B2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-3V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22]*[.B22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23]*[.B23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bi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24]*[.B24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25]*[.B25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Cable / module</text:p>
          </table:table-cell>
          <table:table-cell table:number-columns-repeated="3"/>
          <table:table-cell table:formula="of:=SUM([.E20:.E25])" office:value-type="float" office:value="108">
            <text:p>108</text:p>
          </table:table-cell>
          <table:table-cell table:number-columns-repeated="9"/>
        </table:table-row>
        <table:table-row table:style-name="ro1">
          <table:table-cell office:value-type="string">
            <text:p>distribution panel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string">
            <text:p>distribution @power supply side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otal distribution</text:p>
          </table:table-cell>
          <table:table-cell table:number-columns-repeated="3"/>
          <table:table-cell table:formula="of:=SUM([.E26:.E29])"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string">
            <text:p>5 V power supply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string">
            <text:p>3V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 office:value-type="string">
            <text:p>total power ( excl bias) </text:p>
          </table:table-cell>
          <table:table-cell table:number-columns-repeated="3"/>
          <table:table-cell table:formula="of:=SUM([.E30:.E32])" office:value-type="float" office:value="488">
            <text:p>488</text:p>
          </table:table-cell>
          <table:table-cell office:value-type="float" office:value="10">
            <text:p>10</text:p>
          </table:table-cell>
          <table:table-cell table:formula="of:=[.F33]*[.E33]" office:value-type="float" office:value="4880">
            <text:p>488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frame </text:p>
          </table:table-cell>
          <table:table-cell table:number-columns-repeated="13"/>
        </table:table-row>
        <table:table-row table:style-name="ro1">
          <table:table-cell office:value-type="string">
            <text:p>cable</text:p>
          </table:table-cell>
          <table:table-cell table:number-columns-repeated="13"/>
        </table:table-row>
        <table:table-row table:style-name="ro1">
          <table:table-cell office:value-type="string">
            <text:p>5V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38]*[.B38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39]*[.B39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3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40]*[.B40]" office:value-type="float" office:value="1.5">
            <text:p>1.5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41]*[.B41]" office:value-type="float" office:value="1.5">
            <text:p>1.5</text:p>
          </table:table-cell>
          <table:table-cell table:number-columns-repeated="9"/>
        </table:table-row>
        <table:table-row table:style-name="ro1">
          <table:table-cell office:value-type="string">
            <text:p>bias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D42]*[.B42]" office:value-type="float" office:value="0.25">
            <text:p>0.25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43]*[.B43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E38:.E43])" office:value-type="float" office:value="15.25">
            <text:p>15.25</text:p>
          </table:table-cell>
          <table:table-cell table:number-columns-repeated="9"/>
        </table:table-row>
        <table:table-row table:style-name="ro1">
          <table:table-cell office:value-type="string">
            <text:p>connector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assembly 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ilter PCB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total distribution</text:p>
          </table:table-cell>
          <table:table-cell table:number-columns-repeated="3"/>
          <table:table-cell table:formula="of:=SUM([.E44:.E47])" office:value-type="float" office:value="108.25">
            <text:p>108.25</text:p>
          </table:table-cell>
          <table:table-cell office:value-type="float" office:value="50">
            <text:p>50</text:p>
          </table:table-cell>
          <table:table-cell table:formula="of:=[.F48]*[.E48]" office:value-type="float" office:value="5412.5">
            <text:p>5412.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48]+[.G33]" office:value-type="float" office:value="10292.5">
            <text:p>10292.5</text:p>
          </table:table-cell>
          <table:table-cell table:number-columns-repeated="7"/>
        </table:table-row>
        <table:table-row table:style-name="ro1">
          <table:table-cell office:value-type="string">
            <text:p>bias source</text:p>
          </table:table-cell>
          <table:table-cell table:number-columns-repeated="5"/>
          <table:table-cell office:value-type="float" office:value="2000">
            <text:p>200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23/06/2016</text:date>, <text:time>11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13T16:41:48.46</meta:creation-date>
    <dc:date>2016-06-23T11:07:41.33</dc:date>
    <dc:creator>Wim Beaumont</dc:creator>
    <meta:editing-duration>PT3H19M10S</meta:editing-duration>
    <meta:editing-cycles>5</meta:editing-cycles>
    <meta:generator>OpenOffice/4.1.1$Win32 OpenOffice.org_project/411m6$Build-9775</meta:generator>
    <meta:document-statistic meta:table-count="3" meta:cell-count="149" meta:object-count="0"/>
  </office:meta>
</office:document-meta>
</file>